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18pt" style:font-size-asian="18pt" style:font-size-complex="18pt"/>
    </style:style>
    <style:style style:name="P3" style:parent-style-name="Geenafstand" style:family="paragraph">
      <style:text-properties fo:language="en" fo:country="US"/>
    </style:style>
    <style:style style:name="P4" style:parent-style-name="Geenafstand" style:family="paragraph">
      <style:paragraph-properties fo:margin-left="0.4916in">
        <style:tab-stops/>
      </style:paragraph-properties>
      <style:text-properties fo:language="en" fo:country="US"/>
    </style:style>
    <style:style style:name="P5" style:parent-style-name="Geenafstand" style:family="paragraph">
      <style:paragraph-properties fo:margin-left="0.4916in">
        <style:tab-stops/>
      </style:paragraph-properties>
      <style:text-properties fo:language="en" fo:country="US"/>
    </style:style>
    <style:style style:name="P6" style:parent-style-name="Geenafstand" style:family="paragraph">
      <style:text-properties fo:language="en" fo:country="US"/>
    </style:style>
    <style:style style:name="P7" style:parent-style-name="Geenafstand" style:family="paragraph">
      <style:text-properties fo:language="en" fo:country="US"/>
    </style:style>
    <style:style style:name="P8" style:parent-style-name="Geenafstand" style:family="paragraph">
      <style:text-properties fo:language="en" fo:country="US"/>
    </style:style>
    <style:style style:name="P9" style:parent-style-name="Geenafstan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0" style:parent-style-name="Geenafstand" style:family="paragraph">
      <style:text-properties fo:language="en" fo:country="US"/>
    </style:style>
    <style:style style:name="P11" style:parent-style-name="Geenafstand" style:family="paragraph">
      <style:text-properties fo:language="en" fo:country="US"/>
    </style:style>
    <style:style style:name="P12" style:parent-style-name="Geenafstand" style:family="paragraph">
      <style:text-properties fo:language="en" fo:country="US"/>
    </style:style>
    <style:style style:name="P13" style:parent-style-name="Geenafstand" style:family="paragraph">
      <style:text-properties fo:language="en" fo:country="US"/>
    </style:style>
    <style:style style:name="P14" style:parent-style-name="Geenafstand" style:family="paragraph">
      <style:text-properties fo:language="en" fo:country="US"/>
    </style:style>
    <style:style style:name="P15" style:parent-style-name="Geenafstand" style:family="paragraph">
      <style:text-properties fo:language="en" fo:country="US"/>
    </style:style>
    <style:style style:name="P16" style:parent-style-name="Geenafstand" style:family="paragraph">
      <style:text-properties fo:language="en" fo:country="US"/>
    </style:style>
    <style:style style:name="P17" style:parent-style-name="Geenafstand" style:family="paragraph">
      <style:text-properties fo:language="en" fo:country="US"/>
    </style:style>
    <style:style style:name="P18" style:parent-style-name="Geenafstand" style:family="paragraph">
      <style:text-properties fo:language="en" fo:country="US"/>
    </style:style>
    <style:style style:name="P19" style:parent-style-name="Geenafstand" style:family="paragraph">
      <style:text-properties fo:language="en" fo:country="US"/>
    </style:style>
    <style:style style:name="T20" style:parent-style-name="Standaardalinea-lettertype" style:family="text">
      <style:text-properties fo:language="en" fo:country="US"/>
    </style:style>
    <style:style style:name="T21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<text:span text:style-name="T2">Lijst van Scripts die we kunnen maken in de derde sprint</text:span><text:line-break/>Door: Harold en Mack</text:p>
      <text:p text:style-name="Standaard">Hier is een<text:s/>lijst voor mogelijke scripts die we in de derde sprint kunnen maken.</text:p>
      <text:p text:style-name="P3">1<text:s/>Cheat script<text:line-break/>2<text:s/>Switchen van<text:s/>wapens (HUD)<text:line-break/>3<text:s/>save/load script<text:line-break/>4<text:s/>volume script<text:line-break/>5<text:s/>particle script<text:line-break/>6<text:s/>leveling system:<text:line-break/><text:tab/>7<text:s/>enemy level scaling<text:line-break/><text:tab/>8<text:s/>Skill list:<text:tab/><text:tab/><text:tab/><text:tab/><text:tab/><text:tab/><text:tab/><text:tab/><text:tab/><text:tab/><text:tab/><text:tab/>Health<text:tab/><text:tab/><text:tab/><text:tab/><text:tab/><text:tab/><text:tab/><text:tab/><text:tab/><text:tab/><text:tab/><text:tab/>Stamina<text:tab/><text:tab/><text:tab/><text:tab/><text:tab/><text:tab/><text:tab/><text:tab/><text:tab/><text:tab/><text:tab/>Shield<text:tab/><text:tab/><text:tab/><text:tab/><text:tab/><text:tab/><text:tab/><text:tab/><text:tab/><text:tab/><text:tab/><text:tab/>Sword</text:p>
      <text:p text:style-name="P4">9<text:s/>Skill leveling</text:p>
      <text:p text:style-name="P5">10<text:s/>Experience system</text:p>
      <text:p text:style-name="P6">11<text:s/>Time bonus script (geeft exp bonus)</text:p>
      <text:p text:style-name="P7">12<text:s/>Weapon effects:</text:p>
      <text:p text:style-name="P8"><text:tab/>Needle:</text:p>
      <text:p text:style-name="P9"><text:s/>Bleeding effect</text:p>
      <text:p text:style-name="P10"><text:tab/><text:tab/>Critical effect</text:p>
      <text:p text:style-name="P11"><text:tab/>Wooden Sword:</text:p>
      <text:p text:style-name="P12"><text:tab/><text:tab/>Stunning effect</text:p>
      <text:p text:style-name="P13"><text:tab/>Shield:</text:p>
      <text:p text:style-name="P14"><text:tab/><text:tab/>Push back effect<text:line-break/><text:tab/>Spring:</text:p>
      <text:p text:style-name="P15"><text:tab/><text:tab/>Plunge attack</text:p>
      <text:p text:style-name="P16">13 Crafting system</text:p>
      <text:p text:style-name="P17"><text:tab/>14 Inventory</text:p>
      <text:p text:style-name="P18"><text:tab/>15 item database</text:p>
      <text:p text:style-name="P19"><text:tab/>16 crafting database</text:p>
      <text:p text:style-name="Geenafstand"><text:span text:style-name="T20"><text:line-break/></text:span><text:span text:style-name="T2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Geenafstand" style:display-name="Geen afsta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5-10-09T09:16:00Z</meta:creation-date>
    <dc:date>2015-10-12T08:57:00Z</dc:date>
    <meta:template xlink:href="Normal" xlink:type="simple"/>
    <meta:editing-cycles>12</meta:editing-cycles>
    <meta:editing-duration>PT2220S</meta:editing-duration>
    <meta:document-statistic meta:page-count="1" meta:paragraph-count="1" meta:word-count="105" meta:character-count="684" meta:row-count="4" meta:non-whitespace-character-count="580"/>
  </office:meta>
</office:document-meta>
</file>